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ebdings" svg:font-family="Webding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0.594cm" style:rel-column-width="337*"/>
    </style:style>
    <style:style style:name="Tableau1.B" style:family="table-column">
      <style:table-column-properties style:column-width="4.002cm" style:rel-column-width="2269*"/>
    </style:style>
    <style:style style:name="Tableau1.C" style:family="table-column">
      <style:table-column-properties style:column-width="0.298cm" style:rel-column-width="169*"/>
    </style:style>
    <style:style style:name="Tableau1.D" style:family="table-column">
      <style:table-column-properties style:column-width="0.706cm" style:rel-column-width="400*"/>
    </style:style>
    <style:style style:name="Tableau1.E" style:family="table-column">
      <style:table-column-properties style:column-width="3.902cm" style:rel-column-width="2212*"/>
    </style:style>
    <style:style style:name="Tableau1.1" style:family="table-row">
      <style:table-row-properties style:min-row-height="0.298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92863" officeooo:paragraph-rsid="00292863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officeooo:paragraph-rsid="00292863"/>
    </style:style>
    <style:style style:name="P5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3397" style:font-name-asian="Webdings" style:font-size-asian="6pt" style:font-name-complex="Webdings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14ef1" style:font-name-asian="Webdings" style:font-size-asian="6pt" style:font-name-complex="Webdings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39e3" style:font-name-asian="Webdings" style:font-size-asian="6pt" style:font-name-complex="Webdings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5d58" style:font-name-asian="Webdings" style:font-size-asian="6pt" style:font-name-complex="Webdings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4b55f" style:font-name-asian="Webdings" style:font-size-asian="6pt" style:font-name-complex="Webdings" style:font-size-complex="6pt"/>
    </style:style>
    <style:style style:name="P11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8a7cd" style:font-name-asian="Webdings" style:font-size-asian="6pt" style:font-name-complex="Webdings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597c" style:font-name-asian="Webdings" style:font-size-asian="6pt" style:font-name-complex="Webdings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4002" style:font-name-asian="Webdings" style:font-size-asian="6pt" style:font-name-complex="Webdings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4af99" style:font-name-asian="Webdings" style:font-size-asian="6pt" style:font-name-complex="Webdings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170cf" style:font-name-asian="Webdings" style:font-size-asian="6pt" style:font-weight-asian="bold" style:font-name-complex="Webdings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b3b7c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de922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304002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officeooo:rsid="00314ef1" officeooo:paragraph-rsid="00314ef1" style:font-size-asian="6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pt" officeooo:rsid="00314ef1" officeooo:paragraph-rsid="0038a7cd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pt" officeooo:rsid="00305d58" officeooo:paragraph-rsid="00305d58" style:font-size-asian="6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38a7cd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34b55f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2b3b7c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6pt" officeooo:rsid="0038a7cd" officeooo:paragraph-rsid="0038a7cd" style:font-size-asian="6pt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6pt" officeooo:rsid="0038a7cd" officeooo:paragraph-rsid="003e1895" style:font-size-asian="6pt" style:font-size-complex="6pt"/>
    </style:style>
    <style:style style:name="P27" style:family="paragraph" style:parent-style-name="Table_20_Contents">
      <style:paragraph-properties fo:text-align="start" style:justify-single-word="false"/>
      <style:text-properties style:font-name="Copperplate Gothic Bold" fo:font-size="6pt" officeooo:rsid="00304002" officeooo:paragraph-rsid="00304002" style:font-size-asian="6pt" style:font-size-complex="6pt"/>
    </style:style>
    <style:style style:name="P28" style:family="paragraph" style:parent-style-name="Table_20_Contents">
      <style:paragraph-properties fo:text-align="start" style:justify-single-word="false"/>
      <style:text-properties style:font-name="Copperplate Gothic Bold" fo:font-size="6pt" officeooo:rsid="002d3397" officeooo:paragraph-rsid="002d3397" style:font-size-asian="6pt" style:font-size-complex="6pt"/>
    </style:style>
    <style:style style:name="P29" style:family="paragraph" style:parent-style-name="Table_20_Contents">
      <style:paragraph-properties fo:text-align="start" style:justify-single-word="false"/>
      <style:text-properties style:font-name="Copperplate Gothic Bold" fo:font-size="6pt" officeooo:rsid="003c597c" officeooo:paragraph-rsid="003c597c" style:font-size-asian="6pt" style:font-size-complex="6pt"/>
    </style:style>
    <style:style style:name="P30" style:family="paragraph" style:parent-style-name="Table_20_Contents">
      <style:paragraph-properties fo:text-align="start" style:justify-single-word="false"/>
      <style:text-properties style:font-name="Copperplate Gothic Bold" fo:font-size="6pt" officeooo:rsid="002de922" officeooo:paragraph-rsid="002de922" style:font-size-asian="6pt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Copperplate Gothic Bold" fo:font-size="6pt" officeooo:rsid="00292863" officeooo:paragraph-rsid="00292863" style:font-size-asian="6pt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Copperplate Gothic Bold" fo:font-size="6pt" officeooo:rsid="0044af99" officeooo:paragraph-rsid="0044af99" style:font-size-asian="6pt" style:font-size-complex="6pt"/>
    </style:style>
    <style:style style:name="P34" style:family="paragraph" style:parent-style-name="Table_20_Contents">
      <style:paragraph-properties fo:text-align="start" style:justify-single-word="false"/>
      <style:text-properties style:font-name="Copperplate Gothic Bold" fo:font-size="6pt" officeooo:rsid="003c39e3" officeooo:paragraph-rsid="003c39e3" style:font-name-asian="Webdings" style:font-size-asian="6pt" style:font-name-complex="Webdings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b3b7c" officeooo:paragraph-rsid="002b3b7c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pperplate Gothic Bol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d3397" officeooo:paragraph-rsid="002d3397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14ef1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3c39e3" style:font-name-asian="Webdings" style:font-size-asian="6pt" style:font-weight-asian="bold" style:font-name-complex="Webdings" style:font-size-complex="6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4002" officeooo:paragraph-rsid="004170cf" style:font-name-asian="Webdings" style:font-size-asian="6pt" style:font-weight-asian="bold" style:font-name-complex="Webdings" style:font-size-complex="6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5d58" officeooo:paragraph-rsid="0038a7cd" style:font-name-asian="Webdings" style:font-size-asian="6pt" style:font-weight-asian="bold" style:font-name-complex="Webdings" style:font-size-complex="6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38a7cd" style:font-name-asian="Webdings" style:font-size-asian="6pt" style:font-weight-asian="bold" style:font-name-complex="Webdings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170cf" style:font-name-asian="Webdings" style:font-size-asian="6pt" style:font-weight-asian="bold" style:font-name-complex="Webdings" style:font-size-complex="6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4af99" style:font-name-asian="Webdings" style:font-size-asian="6pt" style:font-weight-asian="bold" style:font-name-complex="Webdings" style:font-size-complex="6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normal" officeooo:rsid="004170cf" officeooo:paragraph-rsid="004170cf" style:font-name-asian="Webdings" style:font-size-asian="6pt" style:font-weight-asian="normal" style:font-name-complex="Webdings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size="6pt" officeooo:paragraph-rsid="00292863" style:font-size-asian="6pt" style:font-size-complex="6pt"/>
    </style:style>
    <style:style style:name="P47" style:family="paragraph" style:parent-style-name="Table_20_Contents">
      <style:paragraph-properties fo:text-align="start" style:justify-single-word="false"/>
      <style:text-properties fo:font-size="6pt" officeooo:paragraph-rsid="002de922" style:font-size-asian="6pt" style:font-size-complex="6pt"/>
    </style:style>
    <style:style style:name="P48" style:family="paragraph" style:parent-style-name="Table_20_Contents">
      <style:paragraph-properties fo:text-align="start" style:justify-single-word="false"/>
      <style:text-properties fo:font-size="6pt" officeooo:paragraph-rsid="002b3b7c" style:font-size-asian="6pt" style:font-size-complex="6pt"/>
    </style:style>
    <style:style style:name="T1" style:family="text">
      <style:text-properties officeooo:rsid="0025d2e6"/>
    </style:style>
    <style:style style:name="T2" style:family="text">
      <style:text-properties style:font-name="Copperplate Gothic Bold" fo:font-size="7pt" officeooo:rsid="00292863" style:font-size-asian="7pt" style:font-size-complex="7pt"/>
    </style:style>
    <style:style style:name="T3" style:family="text">
      <style:text-properties style:font-name="Copperplate Gothic Bold" fo:font-size="7pt" officeooo:rsid="002ffa41" style:font-size-asian="7pt" style:font-size-complex="7pt"/>
    </style:style>
    <style:style style:name="T4" style:family="text">
      <style:text-properties style:font-name="Copperplate Gothic Bold" fo:font-size="7pt" officeooo:rsid="003cb7eb" style:font-size-asian="7pt" style:font-size-complex="7pt"/>
    </style:style>
    <style:style style:name="T5" style:family="text">
      <style:text-properties style:font-name="Copperplate Gothic Bold" officeooo:rsid="002de922"/>
    </style:style>
    <style:style style:name="T6" style:family="text">
      <style:text-properties style:font-name="Copperplate Gothic Bold" officeooo:rsid="0038a7cd"/>
    </style:style>
    <style:style style:name="T7" style:family="text">
      <style:text-properties style:font-name="Copperplate Gothic Bold" officeooo:rsid="002b3b7c"/>
    </style:style>
    <style:style style:name="T8" style:family="text">
      <style:text-properties style:font-name="Copperplate Gothic Bold" officeooo:rsid="00304002"/>
    </style:style>
    <style:style style:name="T9" style:family="text">
      <style:text-properties style:font-name="Copperplate Gothic Bold" officeooo:rsid="0034b55f"/>
    </style:style>
    <style:style style:name="T10" style:family="text">
      <style:text-properties style:font-name="Copperplate Gothic Bold" officeooo:rsid="00292863"/>
    </style:style>
    <style:style style:name="T11" style:family="text">
      <style:text-properties style:font-name="Copperplate Gothic Bold" officeooo:rsid="0036ddf5"/>
    </style:style>
    <style:style style:name="T12" style:family="text">
      <style:text-properties style:font-name="Copperplate Gothic Bold" officeooo:rsid="0044af99"/>
    </style:style>
    <style:style style:name="T13" style:family="text">
      <style:text-properties officeooo:rsid="002de922"/>
    </style:style>
    <style:style style:name="T14" style:family="text">
      <style:text-properties officeooo:rsid="00304002"/>
    </style:style>
    <style:style style:name="T15" style:family="text">
      <style:text-properties style:font-name-asian="Webdings" style:font-name-complex="Webdings"/>
    </style:style>
    <style:style style:name="T16" style:family="text">
      <style:text-properties officeooo:rsid="00314ef1" style:font-name-asian="Webdings" style:font-name-complex="Webdings"/>
    </style:style>
    <style:style style:name="T17" style:family="text">
      <style:text-properties officeooo:rsid="0044af99" style:font-name-asian="Webdings" style:font-name-complex="Webdings"/>
    </style:style>
    <style:style style:name="T18" style:family="text">
      <style:text-properties officeooo:rsid="0034b55f"/>
    </style:style>
    <style:style style:name="T19" style:family="text">
      <style:text-properties officeooo:rsid="0036ddf5"/>
    </style:style>
    <style:style style:name="T20" style:family="text">
      <style:text-properties officeooo:rsid="0038a7cd"/>
    </style:style>
    <style:style style:name="T21" style:family="text">
      <style:text-properties officeooo:rsid="003c597c"/>
    </style:style>
    <style:style style:name="T22" style:family="text">
      <style:text-properties officeooo:rsid="003cb7eb"/>
    </style:style>
    <style:style style:name="T23" style:family="text">
      <style:text-properties officeooo:rsid="004170cf"/>
    </style:style>
    <style:style style:name="T24" style:family="text">
      <style:text-properties officeooo:rsid="0044af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Check liste, </text:span><text:span text:style-name="T4">condensée,</text:span><text:span text:style-name="T2"> activation, </text:span><text:span text:style-name="T3">vacances, <text:s/>..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35">Bâche<text:span text:style-name="T24">(s)</text:span></text:p>
          </table:table-cell>
          <table:covered-table-cell/>
          <table:table-cell table:style-name="Tableau1.A1" office:value-type="string">
            <text:p text:style-name="P36"/>
          </table:table-cell>
          <table:table-cell table:style-name="Tableau1.A1" table:number-columns-spanned="2" office:value-type="string">
            <text:p text:style-name="P37">É<text:span text:style-name="T14">nergie</text:span></text:p>
          </table:table-cell>
          <table:covered-table-cell/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Sol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<text:span text:style-name="T13">Câble</text:span><text:span text:style-name="T19">s</text:span> alim<text:span text:style-name="T13">entation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Toiture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47"><text:span text:style-name="T5">Source</text:span><text:span text:style-name="T6">s</text:span><text:span text:style-name="T5"> énergie </text:span><text:span text:style-name="T6">(Secteur)</text:span></text:p>
          </table:table-cell>
        </table:table-row>
        <table:table-row>
          <table:table-cell table:style-name="Tableau1.A1" table:number-columns-spanned="2" office:value-type="string">
            <text:p text:style-name="P35">Divers</text:p>
          </table:table-cell>
          <table:covered-table-cell/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30">Source<text:span text:style-name="T20">s</text:span> énergie <text:span text:style-name="T20">(Batterie)</text:span></text:p>
          </table:table-cell>
        </table:table-row>
        <table:table-row>
          <table:table-cell table:style-name="Tableau1.A1" office:value-type="string">
            <text:p text:style-name="P13"></text:p>
          </table:table-cell>
          <table:table-cell table:style-name="Tableau1.A1" office:value-type="string">
            <text:p text:style-name="P18">Crème Solaire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8"></text:p>
          </table:table-cell>
          <table:table-cell table:style-name="Tableau1.A1" office:value-type="string">
            <text:p text:style-name="P34">Chargeur (secteur, solaire)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Crayons</text:p>
          </table:table-cell>
          <table:table-cell table:style-name="Tableau1.A1" office:value-type="string">
            <text:p text:style-name="P31"/>
          </table:table-cell>
          <table:table-cell table:style-name="Tableau1.A1" table:number-columns-spanned="2" office:value-type="string">
            <text:p text:style-name="P39">Antenne<text:span text:style-name="T24">(S)</text:span></text:p>
          </table:table-cell>
          <table:covered-table-cell/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log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16">Antenne <text:span text:style-name="T14">(HF)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cahier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16">Antenne <text:span text:style-name="T14">(VHF/UHF)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30">Trousse <text:span text:style-name="T18">premiers soins</text:span>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48"><text:span text:style-name="T7"><text:s/></text:span><text:span text:style-name="T12">A</text:span><text:span text:style-name="T7">ntenne </text:span><text:span text:style-name="T8">(SHF et </text:span><text:span text:style-name="T9">hyper) </text:span></text:p>
          </table:table-cell>
        </table:table-row>
        <table:table-row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3">Lampe de poche</text:p>
          </table:table-cell>
          <table:table-cell table:style-name="Tableau1.A1" office:value-type="string">
            <text:p text:style-name="P30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7"><text:span text:style-name="T13">câble</text:span> coaxial <text:span text:style-name="T14">(1)</text:span></text:p>
          </table:table-cell>
        </table:table-row>
        <table:table-row>
          <table:table-cell table:style-name="Tableau1.A1" office:value-type="string">
            <text:p text:style-name="P15"></text:p>
          </table:table-cell>
          <table:table-cell table:style-name="Tableau1.A1" office:value-type="string">
            <text:p text:style-name="P45">Papier toilette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7"><text:span text:style-name="T13">câble</text:span> coaxial <text:span text:style-name="T14">(2)</text:span></text:p>
          </table:table-cell>
        </table:table-row>
        <table:table-row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7"><text:span text:style-name="T13">câble</text:span> coaxial <text:span text:style-name="T14">(3)</text:span></text:p>
          </table:table-cell>
        </table:table-row>
        <table:table-row>
          <table:table-cell table:style-name="Tableau1.A1" table:number-columns-spanned="2" office:value-type="string">
            <text:p text:style-name="P40">Émetteur<text:span text:style-name="T24">(s)</text:span> / Récepteur<text:span text:style-name="T24">(s)</text:span></text:p>
          </table:table-cell>
          <table:covered-table-cell/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7"></text:p>
          </table:table-cell>
          <table:table-cell table:style-name="Tableau1.A1" office:value-type="string">
            <text:p text:style-name="P19"><text:span text:style-name="T18">R</text:span>accords <text:span text:style-name="T18">divers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46"><text:span text:style-name="T10">HF (et </text:span><text:span text:style-name="T9">VLF</text:span><text:span text:style-name="T10">)</text:span>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12"><text:span text:style-name="T15"></text:span></text:p>
          </table:table-cell>
          <table:table-cell table:style-name="Tableau1.A1" office:value-type="string">
            <text:p text:style-name="P29">Boussole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32">VHF</text:p>
          </table:table-cell>
          <table:table-cell table:style-name="Tableau1.A1" office:value-type="string">
            <text:p text:style-name="P31"/>
          </table:table-cell>
          <table:table-cell table:style-name="Tableau1.A1" table:number-columns-spanned="2" office:value-type="string">
            <text:p text:style-name="P38"><text:span text:style-name="T15">Fixation</text:span><text:span text:style-name="T17">(s)</text:span><text:span text:style-name="T15"> a</text:span><text:span text:style-name="T16">n</text:span><text:span text:style-name="T15">t</text:span><text:span text:style-name="T16">e</text:span><text:span text:style-name="T15">nne</text:span><text:span text:style-name="T17">(s)</text:span></text:p>
          </table:table-cell>
          <table:covered-table-cell/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32">UHF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7">Support d’antenne 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46"><text:span text:style-name="T10">SHF </text:span><text:span text:style-name="T11">(</text:span><text:span text:style-name="T10">et </text:span><text:span text:style-name="T9">hyper</text:span><text:span text:style-name="T11">)</text:span>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7">Mats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Micro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8">Haubans/<text:span text:style-name="T24">Cordelettes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8">Manipulateur CW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5"></text:p>
          </table:table-cell>
          <table:table-cell table:style-name="Tableau1.A1" office:value-type="string">
            <text:p text:style-name="P28">Sardine<text:span text:style-name="T19">s</text:span> de fixation / <text:span text:style-name="T21">maillet</text:span></text:p>
          </table:table-cell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16">Interface numérique</text:p>
            <text:p text:style-name="P23">(et ses cordons)</text:p>
          </table:table-cell>
          <table:table-cell table:style-name="Tableau1.A1" office:value-type="string">
            <text:p text:style-name="P31"/>
          </table:table-cell>
          <table:table-cell table:style-name="Tableau1.A1" table:number-columns-spanned="2" office:value-type="string">
            <text:p text:style-name="P41">Matériel dépannage</text:p>
          </table:table-cell>
          <table:covered-table-cell/>
        </table:table-row>
        <table:table-row>
          <table:table-cell table:style-name="Tableau1.A1" office:value-type="string">
            <text:p text:style-name="P6"></text:p>
          </table:table-cell>
          <table:table-cell table:style-name="Tableau1.A1" office:value-type="string">
            <text:p text:style-name="P28">Casque d’écoute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9"></text:p>
          </table:table-cell>
          <table:table-cell table:style-name="Tableau1.A1" office:value-type="string">
            <text:p text:style-name="P21">Fer à souder + accessoire<text:span text:style-name="T21">s</text:span></text:p>
          </table:table-cell>
        </table:table-row>
        <table:table-row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3">Boite d’accord (et cordon<text:span text:style-name="T21">s</text:span>)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0">Analyseur d’antenne/<text:span text:style-name="T19">ROS mètre</text:span></text:p>
          </table:table-cell>
        </table:table-row>
        <table:table-row>
          <table:table-cell table:style-name="Tableau1.A1" table:number-columns-spanned="2" office:value-type="string">
            <text:p text:style-name="P44">Papier<text:span text:style-name="T20">s</text:span></text:p>
          </table:table-cell>
          <table:covered-table-cell/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2">Multimètre</text:p>
          </table:table-cell>
        </table:table-row>
        <table:table-row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3">Papier identité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11"></text:p>
          </table:table-cell>
          <table:table-cell table:style-name="Tableau1.A1" office:value-type="string">
            <text:p text:style-name="P26">Petit outillage </text:p>
            <text:p text:style-name="P26">(tournevis, pince,couteau, ...)</text:p>
          </table:table-cell>
        </table:table-row>
        <table:table-row>
          <table:table-cell table:style-name="Tableau1.A1" office:value-type="string">
            <text:p text:style-name="P7"></text:p>
          </table:table-cell>
          <table:table-cell table:style-name="Tableau1.A1" office:value-type="string">
            <text:p text:style-name="P22">Licence RA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11"></text:p>
          </table:table-cell>
          <table:table-cell table:style-name="Tableau1.A1" office:value-type="string">
            <text:p text:style-name="P26"><text:span text:style-name="T24">Assortiment cosses/</text:span><text:span text:style-name="T21">fusibles</text:span></text:p>
          </table:table-cell>
        </table:table-row>
        <table:table-row>
          <table:table-cell table:style-name="Tableau1.A1" office:value-type="string">
            <text:p text:style-name="P10"></text:p>
          </table:table-cell>
          <table:table-cell table:style-name="Tableau1.A1" office:value-type="string">
            <text:p text:style-name="P22">Carnet de trafic</text:p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14"></text:p>
          </table:table-cell>
          <table:table-cell table:style-name="Tableau1.A1" office:value-type="string">
            <text:p text:style-name="P33">Pince multifonction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ebdings" svg:font-family="Webdings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4170cf"/>
    </style:style>
    <style:style style:name="MT2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0.<text:span text:style-name="MT1">4</text:span></text:p>
        <text:p text:style-name="MP2">Version 1.0<text:span text:style-name="MT2">1 page </text:span><text:span text:style-name="MT2"><text:page-number text:select-page="current">1</text:page-number></text:span><text:span text:style-name="MT2">/</text:span><text:span text:style-name="MT2"><text:page-count>1</text:page-count></text:span><text:tab/><text:file-name text:display="name">Check_liste_vacances</text:file-name><text:tab/><text:date style:data-style-name="N37" text:date-value="2022-07-26T11:30:54.113000258">26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26T11:30:53.815000000</dc:date>
    <meta:editing-duration>P1DT1H52M48S</meta:editing-duration>
    <meta:editing-cycles>27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99" meta:word-count="172" meta:character-count="983" meta:non-whitespace-character-count="905"/>
  </office:meta>
</office:document-meta>
</file>